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26214*"/>
    </style:style>
    <style:style style:name="Table2.B" style:family="table-column">
      <style:table-column-properties style:rel-column-width="19660*"/>
    </style:style>
    <style:style style:name="Table2.C" style:family="table-column">
      <style:table-column-properties style:rel-column-width="19660*"/>
    </style:style>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11, 2023 (12:0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item>
          <text:p text:style-name="P25"><text:a xlink:type="simple" xlink:href="https://github.com/belav/csharpier" office:name=""><text:span text:style-name="Definition">csharpier</text:span></text:a> - to tidy the C# source cod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L34-L35"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 and leave all the options except for visibility (which needs to be set to public) by default.</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d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0:57Z</meta:creation-date>
    <dc:date>2023-01-11T17:00:57Z</dc:date>
    <meta:user-defined meta:name="date" meta:value-type="string">January  11, 2023 (12:0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